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3eb27"/>
    </style:style>
    <style:style style:name="P2" style:family="paragraph" style:parent-style-name="Standard">
      <style:text-properties officeooo:rsid="0002543c" officeooo:paragraph-rsid="0003eb27"/>
    </style:style>
    <style:style style:name="P3" style:family="paragraph" style:parent-style-name="Standard" style:list-style-name="L1">
      <style:text-properties officeooo:rsid="0003eb27" officeooo:paragraph-rsid="0003eb27"/>
    </style:style>
    <style:style style:name="P4" style:family="paragraph" style:parent-style-name="Standard" style:list-style-name="L1">
      <style:text-properties officeooo:rsid="0003eb27" officeooo:paragraph-rsid="0003fbe4"/>
    </style:style>
    <style:style style:name="P5" style:family="paragraph" style:parent-style-name="Standard" style:list-style-name="L1">
      <style:text-properties officeooo:rsid="0003eb27" officeooo:paragraph-rsid="0003eb27" fo:background-color="#00cc33"/>
    </style:style>
    <style:style style:name="P6" style:family="paragraph" style:parent-style-name="Standard" style:list-style-name="L1">
      <style:text-properties officeooo:rsid="0010ffdb" officeooo:paragraph-rsid="0010ffdb" fo:background-color="#ff3333"/>
    </style:style>
    <style:style style:name="P7" style:family="paragraph" style:parent-style-name="Standard" style:list-style-name="L1">
      <style:text-properties officeooo:rsid="000b400a" officeooo:paragraph-rsid="000b400a"/>
    </style:style>
    <style:style style:name="P8" style:family="paragraph" style:parent-style-name="Standard" style:list-style-name="L1">
      <style:text-properties officeooo:rsid="0003fbe4" officeooo:paragraph-rsid="0003fbe4"/>
    </style:style>
    <style:style style:name="P9" style:family="paragraph" style:parent-style-name="Standard" style:list-style-name="L1">
      <style:text-properties officeooo:rsid="000ec32f" officeooo:paragraph-rsid="000ec32f"/>
    </style:style>
    <style:style style:name="P10" style:family="paragraph" style:parent-style-name="Standard" style:list-style-name="L1">
      <style:text-properties officeooo:rsid="00050499" officeooo:paragraph-rsid="00050499"/>
    </style:style>
    <style:style style:name="P11" style:family="paragraph" style:parent-style-name="Standard" style:list-style-name="L1">
      <style:text-properties officeooo:rsid="00050499" officeooo:paragraph-rsid="00061f56"/>
    </style:style>
    <style:style style:name="P12" style:family="paragraph" style:parent-style-name="Standard" style:list-style-name="L1">
      <style:text-properties officeooo:rsid="00061f56" officeooo:paragraph-rsid="00061f56"/>
    </style:style>
    <style:style style:name="P13" style:family="paragraph" style:parent-style-name="Standard" style:list-style-name="L1">
      <style:text-properties officeooo:rsid="00061f56" officeooo:paragraph-rsid="0007f000"/>
    </style:style>
    <style:style style:name="P14" style:family="paragraph" style:parent-style-name="Standard" style:list-style-name="L1">
      <style:text-properties officeooo:rsid="0007f000" officeooo:paragraph-rsid="0007f000"/>
    </style:style>
    <style:style style:name="P15" style:family="paragraph" style:parent-style-name="Standard" style:list-style-name="L1">
      <style:text-properties officeooo:rsid="0010ffdb" officeooo:paragraph-rsid="0010ff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ngs to do for SCGSR</text:p>
      <text:p text:style-name="P1"/>
      <text:list xml:id="list1944317157141630500" text:style-name="L1">
        <text:list-item>
          <text:p text:style-name="P3">Fix current institution page<text:tab/></text:p>
          <text:list>
            <text:list-item>
              <text:p text:style-name="P5">upload new transcript</text:p>
            </text:list-item>
            <text:list-item>
              <text:p text:style-name="P6">BLACK OUT STUFF ON TRANSCRIPT </text:p>
            </text:list-item>
            <text:list-item>
              <text:p text:style-name="P5">upload proof of candidacy</text:p>
            </text:list-item>
            <text:list-item>
              <text:p text:style-name="P3">determine correct enrolled/completed credits</text:p>
              <text:p text:style-name="P3"/>
            </text:list-item>
          </text:list>
        </text:list-item>
        <text:list-item>
          <text:p text:style-name="P3">Fix current address?</text:p>
          <text:list>
            <text:list-item>
              <text:p text:style-name="P3">Need to officially change it?<text:tab/></text:p>
              <text:p text:style-name="P3"/>
            </text:list-item>
          </text:list>
        </text:list-item>
        <text:list-item>
          <text:p text:style-name="P4">Flesh out thesis abstract </text:p>
          <text:list>
            <text:list-item>
              <text:p text:style-name="P7">Need to flesh out measurement. Talk to Dorota/Robert</text:p>
            </text:list-item>
          </text:list>
          <text:p text:style-name="P4"/>
        </text:list-item>
        <text:list-item>
          <text:p text:style-name="P8">Prior Research Experience?</text:p>
          <text:list>
            <text:list-item>
              <text:p text:style-name="P9">Finish writing</text:p>
            </text:list-item>
          </text:list>
          <text:p text:style-name="P8"/>
        </text:list-item>
        <text:list-item>
          <text:p text:style-name="P10">Awards Honors? </text:p>
          <text:list>
            <text:list-item>
              <text:p text:style-name="P10">Is undergrad Dean’s List valid?</text:p>
              <text:p text:style-name="P10"/>
            </text:list-item>
          </text:list>
        </text:list-item>
        <text:list-item>
          <text:p text:style-name="P10">Association w/ DOE office of science</text:p>
          <text:list>
            <text:list-item>
              <text:p text:style-name="P11">Is Kendall the PI for office of science research award?</text:p>
              <text:p text:style-name="P11"/>
            </text:list-item>
          </text:list>
        </text:list-item>
        <text:list-item>
          <text:p text:style-name="P12">Graduate Support</text:p>
          <text:list>
            <text:list-item>
              <text:p text:style-name="P12">DOE award number</text:p>
            </text:list-item>
            <text:list-item>
              <text:p text:style-name="P12">Project Title</text:p>
              <text:p text:style-name="P12"/>
            </text:list-item>
          </text:list>
        </text:list-item>
        <text:list-item>
          <text:p text:style-name="P12">Kendall establish contact with Laura?</text:p>
          <text:list>
            <text:list-item>
              <text:p text:style-name="P13">Laura’s position title</text:p>
              <text:p text:style-name="P13"/>
            </text:list-item>
          </text:list>
        </text:list-item>
        <text:list-item>
          <text:p text:style-name="P14">Research Proposal Title</text:p>
          <text:list>
            <text:list-item>
              <text:p text:style-name="P14">Implementation of Pion-Nucleus Interaction Cross Section Reweighting in Geant 4</text:p>
              <text:p text:style-name="P14"/>
            </text:list-item>
          </text:list>
        </text:list-item>
        <text:list-item>
          <text:p text:style-name="P14">Research Proposal Abstract</text:p>
          <text:p text:style-name="P14"/>
        </text:list-item>
        <text:list-item>
          <text:p text:style-name="P14">Research Proposal Full</text:p>
          <text:p text:style-name="P14"/>
        </text:list-item>
        <text:list-item>
          <text:p text:style-name="P14">Additional Project Information</text:p>
          <text:list>
            <text:list-item>
              <text:p text:style-name="P14">Start/End Date</text:p>
            </text:list-item>
            <text:list-item>
              <text:p text:style-name="P14">Will I use Facilities? </text:p>
              <text:list>
                <text:list-item>
                  <text:p text:style-name="P14">Computing</text:p>
                  <text:p text:style-name="P14"/>
                </text:list-item>
              </text:list>
            </text:list-item>
          </text:list>
        </text:list-item>
        <text:list-item>
          <text:p text:style-name="P14">Anticipated Graduate Training</text:p>
          <text:p text:style-name="P14"/>
        </text:list-item>
        <text:list-item>
          <text:p text:style-name="P14">Relevance</text:p>
        </text:list-item>
        <text:list-item>
          <text:p text:style-name="P15">Email DOE about what to do for credi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0:48:38.131253276</meta:creation-date>
    <dc:date>2017-10-25T13:24:27.515654068</dc:date>
    <meta:editing-duration>PT17H36M5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45" meta:word-count="173" meta:character-count="926" meta:non-whitespace-character-count="823"/>
  </office:meta>
</office:document-meta>
</file>